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6.86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19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0" style:family="graphic" style:parent-style-name="objectwithoutfill">
      <style:graphic-properties draw:stroke="dash" draw:stroke-dash="Line_20_Style_20_9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 draw:fill-color="#cccccc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solid" draw:fill-color="#006600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ff3333" fo:font-size="18pt" fo:font-style="italic" style:font-style-asian="italic" style:font-style-complex="italic"/>
    </style:style>
    <style:style style:name="T4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66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4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2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1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.366cm" svg:height="2.032cm" svg:x="2.794cm" svg:y="4.762cm">
          <text:p text:style-name="P1"><text:span text:style-name="T1">Loop Gadget </text:span></text:p>
          <text:p text:style-name="P1"><text:span text:style-name="T1">{ML-G/REC-G/UNR-G}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7cm" svg:y1="6.794cm" svg:x2="1.905cm" svg:y2="8.572cm" draw:start-shape="id1" draw:start-glue-point="2" draw:end-shape="id2" draw:end-glue-point="0" svg:d="M6477 6794v889h-4572v889" svg:viewBox="0 0 4573 1779">
          <text:p/>
        </draw:connector>
        <draw:connector draw:style-name="gr5" draw:text-style-name="P4" draw:layer="layout" svg:x1="6.477cm" svg:y1="6.794cm" svg:x2="10.795cm" svg:y2="8.572cm" draw:start-shape="id1" draw:start-glue-point="2" draw:end-shape="id3" svg:d="M6477 6794v889h4318v889" svg:viewBox="0 0 4319 1779">
          <text:p/>
        </draw:connector>
        <draw:connector draw:style-name="gr6" draw:text-style-name="P4" draw:layer="layout" svg:x1="6.477cm" svg:y1="2.794cm" svg:x2="6.477cm" svg:y2="4.762cm" draw:start-shape="id4" draw:start-glue-point="2" draw:end-shape="id1" draw:end-glue-point="0" svg:d="M6477 2794v1968" svg:viewBox="0 0 1 1969">
          <text:p/>
        </draw:connector>
        <draw:line draw:style-name="gr7" draw:text-style-name="P4" xml:id="id6" draw:id="id6" draw:layer="layout" svg:x1="6.477cm" svg:y1="4.762cm" svg:x2="10.16cm" svg:y2="4.762cm">
          <text:p/>
        </draw:line>
        <draw:custom-shape draw:style-name="gr8" draw:text-style-name="P2" draw:layer="layout" svg:width="0.762cm" svg:height="0.762cm" svg:x="5.588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.016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5.08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0.16cm" svg:y1="5.778cm" svg:x2="9.82cm" svg:y2="3.81cm" draw:start-shape="id1" draw:start-glue-point="1" draw:end-shape="id5" draw:end-glue-point="2" svg:d="M10160 5778h501v-1968h-841" svg:viewBox="0 0 842 1969">
          <text:p/>
        </draw:connector>
        <draw:connector draw:style-name="gr10" draw:text-style-name="P4" xml:id="id5" draw:id="id5" draw:layer="layout" draw:line-skew="-0.226cm" svg:x1="9.82cm" svg:y1="3.81cm" svg:x2="8.318cm" svg:y2="4.762cm" draw:end-shape="id6" draw:end-glue-point="0" svg:d="M9820 3810h-1502v952" svg:viewBox="0 0 1503 953">
          <text:p/>
        </draw:connector>
        <draw:custom-shape draw:style-name="gr8" draw:text-style-name="P2" draw:layer="layout" svg:width="0.762cm" svg:height="0.762cm" svg:x="10.661cm" svg:y="5.19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0.661cm" svg:y="3.23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4.572cm" svg:y="15.30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8cm" svg:y="15.30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9.144cm" svg:y="15.30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11.43cm" svg:y="15.30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4.572cm" svg:y="17.59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5.08cm" svg:y1="17.59cm" svg:x2="5.08cm" svg:y2="16.32cm" draw:start-shape="id7" draw:start-glue-point="4" draw:end-shape="id8" draw:end-glue-point="8" svg:d="M5080 17590v-1270" svg:viewBox="0 0 1 1271">
          <text:p/>
        </draw:connector>
        <draw:custom-shape draw:style-name="gr13" draw:text-style-name="P5" draw:layer="layout" svg:width="1.016cm" svg:height="0.762cm" svg:x="5.588cm" svg:y="15.558cm">
          <text:p text:style-name="P1"><text:span text:style-name="T2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7.874cm" svg:y="15.558cm">
          <text:p text:style-name="P1"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12.446cm" svg:y="15.558cm">
          <text:p text:style-name="P1"><text:span text:style-name="T3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10.16cm" svg:y="15.558cm">
          <text:p text:style-name="P1"><text:span text:style-name="T3">A2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08cm" svg:y1="17.59cm" svg:x2="7.366cm" svg:y2="16.32cm">
          <text:p/>
        </draw:line>
        <draw:line draw:style-name="gr10" draw:text-style-name="P4" draw:layer="layout" svg:x1="5.08cm" svg:y1="17.59cm" svg:x2="9.652cm" svg:y2="16.32cm">
          <text:p/>
        </draw:line>
        <draw:line draw:style-name="gr10" draw:text-style-name="P4" draw:layer="layout" svg:x1="5.08cm" svg:y1="17.59cm" svg:x2="11.938cm" svg:y2="16.32cm">
          <text:p/>
        </draw:line>
        <draw:custom-shape draw:style-name="gr13" draw:text-style-name="P7" draw:layer="layout" svg:width="1.016cm" svg:height="0.762cm" svg:x="1.27cm" svg:y="15.558cm">
          <text:p text:style-name="P1"><text:span text:style-name="T4">X0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curve" svg:x1="6.477cm" svg:y1="9.588cm" svg:x2="7.004cm" svg:y2="13.716cm" draw:end-shape="id9" draw:end-glue-point="0" svg:d="M6477 9588c-2427 0-2690 4128 527 4128" svg:viewBox="0 0 2382 4129">
          <text:p/>
        </draw:connector>
        <draw:custom-shape draw:style-name="gr11" draw:text-style-name="P2" draw:layer="layout" svg:width="1.016cm" svg:height="1.016cm" svg:x="0.254cm" svg:y="15.304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9.906cm" svg:y="7.81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016cm" svg:height="0.762cm" svg:x="5.842cm" svg:y="17.844cm">
          <text:p text:style-name="P1"><text:span text:style-name="T2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7.112cm" svg:y="17.844cm">
          <text:p text:style-name="P1"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8.382cm" svg:y="17.844cm">
          <text:p text:style-name="P1"><text:span text:style-name="T3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9.652cm" svg:y="17.844cm">
          <text:p text:style-name="P1"><text:span text:style-name="T3">A3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5.334cm" svg:height="1.27cm" svg:x="5.588cm" svg:y="17.5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7cm" svg:y1="6.794cm" svg:x2="6.477cm" svg:y2="8.572cm" draw:start-shape="id1" draw:start-glue-point="2" draw:end-shape="id10" draw:end-glue-point="0" svg:d="M6477 6794v1778" svg:viewBox="0 0 1 1779">
          <text:p/>
        </draw:connector>
        <draw:custom-shape draw:style-name="gr8" draw:text-style-name="P2" draw:layer="layout" svg:width="0.762cm" svg:height="0.762cm" svg:x="8.128cm" svg:y="3.048cm"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xml:id="id12" draw:id="id12" draw:layer="layout" svg:width="4.736cm" svg:height="0.962cm" draw:transform="rotate (0.785398163397448) translate (1.051cm 15.351cm)">
          <draw:text-box>
            <text:p><text:span text:style-name="T5">X0</text:span><text:span text:style-name="T6">::f_X0(int p);</text:span></text:p>
          </draw:text-box>
        </draw:frame>
        <draw:frame draw:style-name="gr17" draw:text-style-name="P9" xml:id="id11" draw:id="id11" draw:layer="layout" svg:width="7.183cm" svg:height="0.962cm" draw:transform="rotate (0.785398163397448) translate (7.703cm 15.361cm)">
          <draw:text-box>
            <text:p><text:span text:style-name="T5">A1</text:span><text:span text:style-name="T6">::f_A1(int p1, float p2);</text:span></text:p>
          </draw:text-box>
        </draw:frame>
        <draw:frame draw:style-name="gr18" draw:text-style-name="P10" xml:id="id9" draw:id="id9" draw:layer="layout" svg:width="4.655cm" svg:height="0.962cm" draw:transform="rotate (0.785398163397448) translate (5.359cm 15.361cm)">
          <draw:text-box>
            <text:p><text:span text:style-name="T7">A0</text:span><text:span text:style-name="T8">::Close(void)</text:span></text:p>
          </draw:text-box>
        </draw:frame>
        <draw:line draw:style-name="gr19" draw:text-style-name="P4" draw:layer="layout" svg:x1="13.716cm" svg:y1="10.16cm" svg:x2="0cm" svg:y2="10.16cm">
          <text:p/>
        </draw:line>
        <draw:frame draw:style-name="gr17" draw:text-style-name="P9" draw:layer="layout" svg:width="7.183cm" svg:height="0.962cm" draw:transform="rotate (0.785398163397448) translate (8.128cm 4.654cm)">
          <draw:text-box>
            <text:p><text:span text:style-name="T5">A1</text:span><text:span text:style-name="T6">::f_A1(int p1, float p2);</text:span></text:p>
          </draw:text-box>
        </draw:frame>
        <draw:frame draw:style-name="gr16" draw:text-style-name="P9" draw:layer="layout" svg:width="4.736cm" svg:height="0.962cm" draw:transform="rotate (0.785398163397448) translate (9.858cm 5.162cm)">
          <draw:text-box>
            <text:p><text:span text:style-name="T5">X0</text:span><text:span text:style-name="T6">::f_X0(int p);</text:span></text:p>
          </draw:text-box>
        </draw:frame>
        <draw:connector draw:style-name="gr20" draw:text-style-name="P4" draw:layer="layout" draw:type="curve" draw:line-skew="-6.195cm 2.318cm" svg:x1="10.795cm" svg:y1="9.588cm" svg:x2="10.242cm" svg:y2="12.822cm" draw:start-shape="id3" draw:start-glue-point="2" draw:end-shape="id11" draw:end-glue-point="0" svg:d="M10795 9588c0 1138-637 948-1046 1472s-588 1762 493 1762" svg:viewBox="0 0 1365 3235">
          <text:p/>
        </draw:connector>
        <draw:connector draw:style-name="gr20" draw:text-style-name="P4" draw:layer="layout" draw:type="curve" draw:line-skew="1.56cm" svg:x1="1.905cm" svg:y1="9.588cm" svg:x2="2.725cm" svg:y2="13.677cm" draw:start-shape="id2" draw:start-glue-point="2" draw:end-shape="id12" svg:d="M1905 9588c0 4152 820 2108 820 4089" svg:viewBox="0 0 821 4090">
          <text:p/>
        </draw:connector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3.716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41cm" svg:height="7.047cm" svg:x="3.176cm" svg:y="2.397cm"/>
      <draw:page-thumbnail draw:layer="backgroundobjects" svg:width="4.941cm" svg:height="7.047cm" svg:x="3.176cm" svg:y="10.445cm"/>
      <draw:page-thumbnail draw:layer="backgroundobjects" svg:width="4.941cm" svg:height="7.047cm" svg:x="3.176cm" svg:y="18.493cm"/>
      <draw:page-thumbnail draw:layer="backgroundobjects" svg:width="4.941cm" svg:height="7.047cm" svg:x="13.471cm" svg:y="2.397cm"/>
      <draw:page-thumbnail draw:layer="backgroundobjects" svg:width="4.941cm" svg:height="7.047cm" svg:x="13.471cm" svg:y="10.445cm"/>
      <draw:page-thumbnail draw:layer="backgroundobjects" svg:width="4.941cm" svg:height="7.047cm" svg:x="13.471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0-25T19:12:31.488277017</dc:date>
    <meta:editing-duration>PT1H35M41S</meta:editing-duration>
    <meta:editing-cycles>13</meta:editing-cycles>
    <meta:generator>LibreOffice/4.4.6.3$Linux_X86_64 LibreOffice_project/40m0$Build-3</meta:generator>
    <meta:document-statistic meta:object-count="71"/>
  </office:meta>
</office:document-meta>
</file>